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5.302cm" fo:margin-left="-0.049cm" table:align="left" style:writing-mode="lr-tb"/>
    </style:style>
    <style:style style:name="Tabela3.A" style:family="table-column">
      <style:table-column-properties style:column-width="1.3cm"/>
    </style:style>
    <style:style style:name="Tabela3.B" style:family="table-column">
      <style:table-column-properties style:column-width="1.991cm"/>
    </style:style>
    <style:style style:name="Tabela3.C" style:family="table-column">
      <style:table-column-properties style:column-width="4.269cm"/>
    </style:style>
    <style:style style:name="Tabela3.D" style:family="table-column">
      <style:table-column-properties style:column-width="7.742cm"/>
    </style:style>
    <style:style style:name="Tabela3.A1" style:family="table-cell">
      <style:table-cell-properties style:vertical-align="middle" fo:background-color="#dbe5f1" fo:padding-left="0.049cm" fo:padding-right="0cm" fo:padding-top="0cm" fo:padding-bottom="0cm" fo:border="0.5pt solid #999999">
        <style:background-image/>
      </style:table-cell-properties>
    </style:style>
    <style:style style:name="Tabela3.A3" style:family="table-cell">
      <style:table-cell-properties style:vertical-align="middle" fo:padding-left="0.049cm" fo:padding-right="0cm" fo:padding-top="0cm" fo:padding-bottom="0cm" fo:border="0.5pt solid #999999"/>
    </style:style>
    <style:style style:name="Tabela3.B3" style:family="table-cell">
      <style:table-cell-properties style:vertical-align="middle" fo:padding-left="0.049cm" fo:padding-right="0cm" fo:padding-top="0cm" fo:padding-bottom="0cm" fo:border="0.5pt solid #999999"/>
    </style:style>
    <style:style style:name="Tabela3.C3" style:family="table-cell">
      <style:table-cell-properties style:vertical-align="middle" fo:padding-left="0.049cm" fo:padding-right="0cm" fo:padding-top="0cm" fo:padding-bottom="0cm" fo:border="0.5pt solid #999999"/>
    </style:style>
    <style:style style:name="Tabela3.D3" style:family="table-cell">
      <style:table-cell-properties style:vertical-align="middle" fo:padding-left="0.049cm" fo:padding-right="0cm" fo:padding-top="0cm" fo:padding-bottom="0cm" fo:border="0.5pt solid #999999"/>
    </style:style>
    <style:style style:name="Tabela4" style:family="table">
      <style:table-properties style:width="15.693cm" fo:margin-left="-0.203cm" table:align="left" style:writing-mode="lr-tb"/>
    </style:style>
    <style:style style:name="Tabela4.A" style:family="table-column">
      <style:table-column-properties style:column-width="4.692cm"/>
    </style:style>
    <style:style style:name="Tabela4.B" style:family="table-column">
      <style:table-column-properties style:column-width="8.001cm"/>
    </style:style>
    <style:style style:name="Tabela4.C" style:family="table-column">
      <style:table-column-properties style:column-width="3cm"/>
    </style:style>
    <style:style style:name="Tabela4.A1" style:family="table-cell">
      <style:table-cell-properties style:vertical-align="middle" fo:background-color="#dbe5f1" fo:padding-left="0.203cm" fo:padding-right="0.203cm" fo:padding-top="0cm" fo:padding-bottom="0cm" fo:border="0.5pt solid #000000">
        <style:background-image/>
      </style:table-cell-properties>
    </style:style>
    <style:style style:name="Tabela4.A2" style:family="table-cell">
      <style:table-cell-properties style:vertical-align="top" fo:padding-left="0.203cm" fo:padding-right="0.203cm" fo:padding-top="0cm" fo:padding-bottom="0cm" fo:border="0.5pt solid #000000"/>
    </style:style>
    <style:style style:name="Tabela4.B2" style:family="table-cell">
      <style:table-cell-properties style:vertical-align="top" fo:padding-left="0.203cm" fo:padding-right="0.203cm" fo:padding-top="0cm" fo:padding-bottom="0cm" fo:border="0.5pt solid #000000"/>
    </style:style>
    <style:style style:name="Tabela4.C2" style:family="table-cell">
      <style:table-cell-properties style:vertical-align="top" fo:padding-left="0.203cm" fo:padding-right="0.203cm" fo:padding-top="0cm" fo:padding-bottom="0cm" fo:border="0.5pt solid #000000"/>
    </style:style>
    <style:style style:name="Tabela4.A3" style:family="table-cell">
      <style:table-cell-properties style:vertical-align="top" fo:padding-left="0.203cm" fo:padding-right="0.203cm" fo:padding-top="0cm" fo:padding-bottom="0cm" fo:border="0.5pt solid #000000"/>
    </style:style>
    <style:style style:name="Tabela4.B3" style:family="table-cell">
      <style:table-cell-properties style:vertical-align="top" fo:padding-left="0.203cm" fo:padding-right="0.203cm" fo:padding-top="0cm" fo:padding-bottom="0cm" fo:border="0.5pt solid #000000"/>
    </style:style>
    <style:style style:name="Tabela4.C3" style:family="table-cell">
      <style:table-cell-properties style:vertical-align="top" fo:padding-left="0.203cm" fo:padding-right="0.203cm" fo:padding-top="0cm" fo:padding-bottom="0cm" fo:border="0.5pt solid #000000"/>
    </style:style>
    <style:style style:name="Tabela4.A4" style:family="table-cell">
      <style:table-cell-properties style:vertical-align="top" fo:padding-left="0.203cm" fo:padding-right="0.203cm" fo:padding-top="0cm" fo:padding-bottom="0cm" fo:border="0.5pt solid #000000"/>
    </style:style>
    <style:style style:name="Tabela4.B4" style:family="table-cell">
      <style:table-cell-properties style:vertical-align="top" fo:padding-left="0.203cm" fo:padding-right="0.203cm" fo:padding-top="0cm" fo:padding-bottom="0cm" fo:border="0.5pt solid #000000"/>
    </style:style>
    <style:style style:name="Tabela4.C4" style:family="table-cell">
      <style:table-cell-properties style:vertical-align="top" fo:padding-left="0.203cm" fo:padding-right="0.203cm" fo:padding-top="0cm" fo:padding-bottom="0cm" fo:border="0.5pt solid #000000"/>
    </style:style>
    <style:style style:name="Tabela5" style:family="table">
      <style:table-properties style:width="15.431cm" fo:margin-left="-0.203cm" table:align="left" style:writing-mode="lr-tb"/>
    </style:style>
    <style:style style:name="Tabela5.A" style:family="table-column">
      <style:table-column-properties style:column-width="5.207cm"/>
    </style:style>
    <style:style style:name="Tabela5.B" style:family="table-column">
      <style:table-column-properties style:column-width="10.224cm"/>
    </style:style>
    <style:style style:name="Tabela5.A1" style:family="table-cell">
      <style:table-cell-properties style:vertical-align="middle" fo:background-color="#dbe5f1" fo:padding-left="0.203cm" fo:padding-right="0.203cm" fo:padding-top="0cm" fo:padding-bottom="0cm" fo:border="0.5pt solid #000000">
        <style:background-image/>
      </style:table-cell-properties>
    </style:style>
    <style:style style:name="Tabela5.A2" style:family="table-cell">
      <style:table-cell-properties style:vertical-align="top" fo:padding-left="0.203cm" fo:padding-right="0.203cm" fo:padding-top="0cm" fo:padding-bottom="0cm" fo:border="0.5pt solid #000000"/>
    </style:style>
    <style:style style:name="Tabela5.B2" style:family="table-cell">
      <style:table-cell-properties style:vertical-align="top" fo:padding-left="0.203cm" fo:padding-right="0.203cm" fo:padding-top="0cm" fo:padding-bottom="0cm" fo:border="0.5pt solid #000000"/>
    </style:style>
    <style:style style:name="Tabela6" style:family="table">
      <style:table-properties style:width="17.193cm" fo:margin-left="0cm" table:align="left" style:writing-mode="lr-tb"/>
    </style:style>
    <style:style style:name="Tabela6.A" style:family="table-column">
      <style:table-column-properties style:column-width="5.731cm"/>
    </style:style>
    <style:style style:name="Tabela6.A1" style:family="table-cell">
      <style:table-cell-properties style:vertical-align="top" fo:padding="0.176cm" fo:border="1pt solid #000000"/>
    </style:style>
    <style:style style:name="Tabela7" style:family="table">
      <style:table-properties style:width="17.145cm" fo:margin-left="0cm" table:align="left" style:writing-mode="lr-tb"/>
    </style:style>
    <style:style style:name="Tabela7.A" style:family="table-column">
      <style:table-column-properties style:column-width="1.852cm"/>
    </style:style>
    <style:style style:name="Tabela7.B" style:family="table-column">
      <style:table-column-properties style:column-width="15.293cm"/>
    </style:style>
    <style:style style:name="Tabela7.A1" style:family="table-cell">
      <style:table-cell-properties style:vertical-align="top" fo:padding="0.176cm" fo:border="1pt solid #000000"/>
    </style:style>
    <style:style style:name="Tabela8" style:family="table">
      <style:table-properties style:width="17.145cm" fo:margin-left="0cm" table:align="left" style:writing-mode="lr-tb"/>
    </style:style>
    <style:style style:name="Tabela8.A" style:family="table-column">
      <style:table-column-properties style:column-width="1.826cm"/>
    </style:style>
    <style:style style:name="Tabela8.B" style:family="table-column">
      <style:table-column-properties style:column-width="15.319cm"/>
    </style:style>
    <style:style style:name="Tabela8.A1" style:family="table-cell">
      <style:table-cell-properties style:vertical-align="top" fo:padding="0.176cm" fo:border="1pt solid #000000"/>
    </style:style>
    <style:style style:name="Tabela9" style:family="table">
      <style:table-properties style:width="17.145cm" fo:margin-left="0cm" table:align="left" style:writing-mode="lr-tb"/>
    </style:style>
    <style:style style:name="Tabela9.A" style:family="table-column">
      <style:table-column-properties style:column-width="1.773cm"/>
    </style:style>
    <style:style style:name="Tabela9.B" style:family="table-column">
      <style:table-column-properties style:column-width="15.372cm"/>
    </style:style>
    <style:style style:name="Tabela9.A1" style:family="table-cell">
      <style:table-cell-properties style:vertical-align="top" fo:padding="0.176cm" fo:border="1pt solid #000000"/>
    </style:style>
    <style:style style:name="Tabela10" style:family="table">
      <style:table-properties style:width="17.145cm" fo:margin-left="0cm" table:align="left" style:writing-mode="lr-tb"/>
    </style:style>
    <style:style style:name="Tabela10.A" style:family="table-column">
      <style:table-column-properties style:column-width="1.773cm"/>
    </style:style>
    <style:style style:name="Tabela10.B" style:family="table-column">
      <style:table-column-properties style:column-width="15.372cm"/>
    </style:style>
    <style:style style:name="Tabela10.A1" style:family="table-cell">
      <style:table-cell-properties style:vertical-align="top" fo:padding="0.176cm" fo:border="1pt solid #000000"/>
    </style:style>
    <style:style style:name="Tabela11" style:family="table">
      <style:table-properties style:width="17.145cm" fo:margin-left="0cm" table:align="left" style:writing-mode="lr-tb"/>
    </style:style>
    <style:style style:name="Tabela11.A" style:family="table-column">
      <style:table-column-properties style:column-width="1.773cm"/>
    </style:style>
    <style:style style:name="Tabela11.B" style:family="table-column">
      <style:table-column-properties style:column-width="15.372cm"/>
    </style:style>
    <style:style style:name="Tabela11.A1" style:family="table-cell">
      <style:table-cell-properties style:vertical-align="top" fo:padding="0.176cm" fo:border="1pt solid #000000"/>
    </style:style>
    <style:style style:name="Tabela12" style:family="table">
      <style:table-properties style:width="15.302cm" fo:margin-left="-0.049cm" table:align="left" style:writing-mode="lr-tb"/>
    </style:style>
    <style:style style:name="Tabela12.A" style:family="table-column">
      <style:table-column-properties style:column-width="4.3cm"/>
    </style:style>
    <style:style style:name="Tabela12.B" style:family="table-column">
      <style:table-column-properties style:column-width="8.251cm"/>
    </style:style>
    <style:style style:name="Tabela12.C" style:family="table-column">
      <style:table-column-properties style:column-width="2.75cm"/>
    </style:style>
    <style:style style:name="Tabela12.A1" style:family="table-cell">
      <style:table-cell-properties style:vertical-align="middle" fo:background-color="#dbe5f1" fo:padding-left="0.049cm" fo:padding-right="0cm" fo:padding-top="0cm" fo:padding-bottom="0cm" fo:border="0.5pt solid #999999">
        <style:background-image/>
      </style:table-cell-properties>
    </style:style>
    <style:style style:name="Tabela12.A3" style:family="table-cell">
      <style:table-cell-properties style:vertical-align="middle" fo:padding-left="0.049cm" fo:padding-right="0cm" fo:padding-top="0cm" fo:padding-bottom="0cm" fo:border="0.5pt solid #999999"/>
    </style:style>
    <style:style style:name="Tabela12.B3" style:family="table-cell">
      <style:table-cell-properties style:vertical-align="middle" fo:padding-left="0.049cm" fo:padding-right="0cm" fo:padding-top="0cm" fo:padding-bottom="0cm" fo:border="0.5pt solid #999999"/>
    </style:style>
    <style:style style:name="Tabela12.C3" style:family="table-cell">
      <style:table-cell-properties style:vertical-align="middle" fo:padding-left="0.049cm" fo:padding-right="0cm" fo:padding-top="0cm" fo:padding-bottom="0cm" fo:border="0.5pt solid #999999"/>
    </style:style>
    <style:style style:name="Tabela12.A4" style:family="table-cell">
      <style:table-cell-properties style:vertical-align="middle" fo:padding-left="0.049cm" fo:padding-right="0cm" fo:padding-top="0cm" fo:padding-bottom="0cm" fo:border="0.5pt solid #999999"/>
    </style:style>
    <style:style style:name="Tabela12.B4" style:family="table-cell">
      <style:table-cell-properties style:vertical-align="middle" fo:padding-left="0.049cm" fo:padding-right="0cm" fo:padding-top="0cm" fo:padding-bottom="0cm" fo:border="0.5pt solid #999999"/>
    </style:style>
    <style:style style:name="Tabela12.C4" style:family="table-cell">
      <style:table-cell-properties style:vertical-align="middle" fo:padding-left="0.049cm" fo:padding-right="0cm" fo:padding-top="0cm" fo:padding-bottom="0cm" fo:border="0.5pt solid #999999"/>
    </style:style>
    <style:style style:name="P1" style:family="paragraph" style:parent-style-name="Standard">
      <style:paragraph-properties fo:margin-top="1.249cm" fo:margin-bottom="0cm" loext:contextual-spacing="false" fo:line-height="100%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9pt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2b3d45" style:text-line-through-style="none" style:text-line-through-type="none" style:font-name="Calibri" fo:font-size="9pt" fo:font-style="normal" style:text-underline-style="none" fo:font-weight="normal" fo:background-color="#ffffff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2" style:family="paragraph" style:parent-style-name="Standard">
      <style:paragraph-properties fo:margin-top="0cm" fo:margin-bottom="1.249cm" loext:contextual-spacing="false" fo:line-height="100%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>
      <style:paragraph-properties fo:line-height="100%" fo:break-before="auto" fo:break-after="auto" style:writing-mode="lr-tb"/>
    </style:style>
    <style:style style:name="P14" style:family="paragraph" style:parent-style-name="Standard">
      <style:paragraph-properties fo:line-height="100%" fo:break-before="auto" fo:break-after="auto" style:writing-mode="lr-tb"/>
      <style:text-properties fo:font-size="8pt" style:font-size-asian="8pt" style:font-size-complex="8pt"/>
    </style:style>
    <style:style style:name="P15" style:family="paragraph" style:parent-style-name="Standard">
      <style:paragraph-properties fo:line-height="100%" fo:break-before="auto" fo:break-after="auto" style:writing-mode="lr-tb"/>
      <style:text-properties fo:font-size="9pt" style:font-size-asian="9pt" style:font-size-complex="9pt"/>
    </style:style>
    <style:style style:name="P16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" fo:font-size="9pt" fo:font-weight="normal" style:font-name-asian="Calibri" style:font-size-asian="9pt" style:font-weight-asian="normal" style:font-name-complex="Calibri" style:font-size-complex="9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1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style:font-size-asian="8pt" style:font-size-complex="8pt"/>
    </style:style>
    <style:style style:name="P22" style:family="paragraph" style:parent-style-name="Standard" style:master-page-name="Standard">
      <style:paragraph-properties fo:margin-top="1.249cm" fo:margin-bottom="0cm" loext:contextual-spacing="false" fo:line-height="100%" style:page-number="auto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9pt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9pt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212cm" fo:margin-bottom="1.249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0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31" style:family="paragraph" style:parent-style-name="Standard">
      <style:paragraph-properties fo:margin-top="0.423cm" fo:margin-bottom="0cm" loext:contextual-spacing="false" fo:line-height="108%" fo:keep-together="always" fo:break-before="auto" fo:break-after="auto" fo:keep-with-next="always" style:writing-mode="lr-tb"/>
      <style:text-properties fo:color="#366091" style:font-name="Cambria" fo:font-size="16pt" style:text-underline-style="none" fo:font-weight="normal" style:font-name-asian="Cambria" style:font-size-asian="16pt" style:font-weight-asian="normal" style:font-name-complex="Cambria" style:font-size-complex="16pt" style:font-weight-complex="normal"/>
    </style:style>
    <style:style style:name="P32" style:family="paragraph" style:parent-style-name="Heading_20_2">
      <style:paragraph-properties fo:line-height="100%" fo:break-before="auto" fo:break-after="auto" style:writing-mode="lr-tb"/>
    </style:style>
    <style:style style:name="P33" style:family="paragraph" style:parent-style-name="Heading_20_1">
      <style:paragraph-properties fo:line-height="100%" fo:break-before="page" style:writing-mode="lr-tb"/>
    </style:style>
    <style:style style:name="P34" style:family="paragraph" style:parent-style-name="Heading_20_1">
      <style:paragraph-properties fo:line-height="100%" fo:break-before="auto" fo:break-after="auto" style:writing-mode="lr-tb"/>
    </style:style>
    <style:style style:name="T1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0e526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Calibri" fo:font-size="9pt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244061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244061" style:text-line-through-style="none" style:text-line-through-type="none" style:font-name="Calibri" fo:font-size="11pt" fo:font-style="normal" style:text-underline-style="none" fo:font-weight="normal" officeooo:rsid="000e526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color="#244061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1155cc" style:text-line-through-style="none" style:text-line-through-type="none" style:font-name="Calibri" fo:font-size="9pt" fo:font-style="normal" style:text-underline-style="solid" style:text-underline-width="auto" style:text-underline-color="font-color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style:font-name-asian="Arial" style:font-name-complex="Arial"/>
    </style:style>
    <style:style style:name="T12" style:family="text">
      <style:text-properties fo:color="#2b3d45" style:text-line-through-style="none" style:text-line-through-type="none" style:font-name="Calibri" fo:font-size="9pt" fo:font-style="normal" style:text-underline-style="none" fo:font-weight="normal" fo:background-color="#ffffff" loext:char-shading-value="0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h.gjdgxs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5"><text:span text:style-name="T3">Controle de Versões</text:span></text:p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24">Versão</text:p>
          </table:table-cell>
          <table:table-cell table:style-name="Tabela3.A1" office:value-type="string">
            <text:p text:style-name="P24">Data</text:p>
          </table:table-cell>
          <table:table-cell table:style-name="Tabela3.A1" office:value-type="string">
            <text:p text:style-name="P24">Autor</text:p>
          </table:table-cell>
          <table:table-cell table:style-name="Tabela3.A1" office:value-type="string">
            <text:p text:style-name="P5"><text:span text:style-name="T3">Notas da Revisão</text:span></text:p>
          </table:table-cell>
        </table:table-row>
        <table:table-row>
          <table:table-cell table:style-name="Tabela3.A3" office:value-type="string">
            <text:p text:style-name="P8">1.0</text:p>
          </table:table-cell>
          <table:table-cell table:style-name="Tabela3.B3" office:value-type="string">
            <text:p text:style-name="P8">30/06/2015</text:p>
          </table:table-cell>
          <table:table-cell table:style-name="Tabela3.C3" office:value-type="string">
            <text:p text:style-name="P5"><text:span text:style-name="T1">Rafael Canêdo de Moraes Mereb</text:span></text:p>
          </table:table-cell>
          <table:table-cell table:style-name="Tabela3.D3" office:value-type="string">
            <text:p text:style-name="P8"/>
          </table:table-cell>
        </table:table-row>
      </table:table>
      <text:p text:style-name="P13"/>
      <text:p text:style-name="P31">Sumário</text:p>
      <text:p text:style-name="P16"><text:a xlink:type="simple" xlink:href="#h.30j0zll" text:style-name="Internet_20_link" text:visited-style-name="Visited_20_Internet_20_Link">Objetivo</text:a><text:a xlink:type="simple" xlink:href="#h.30j0zll" text:style-name="Internet_20_link" text:visited-style-name="Visited_20_Internet_20_Link"> </text:a><text:a xlink:type="simple" xlink:href="#h.30j0zll" text:style-name="Internet_20_link" text:visited-style-name="Visited_20_Internet_20_Link">do</text:a><text:a xlink:type="simple" xlink:href="#h.30j0zll" text:style-name="Internet_20_link" text:visited-style-name="Visited_20_Internet_20_Link"> </text:a><text:a xlink:type="simple" xlink:href="#h.30j0zll" text:style-name="Internet_20_link" text:visited-style-name="Visited_20_Internet_20_Link">Plano</text:a><text:a xlink:type="simple" xlink:href="#h.30j0zll" text:style-name="Internet_20_link" text:visited-style-name="Visited_20_Internet_20_Link"> </text:a><text:a xlink:type="simple" xlink:href="#h.30j0zll" text:style-name="Internet_20_link" text:visited-style-name="Visited_20_Internet_20_Link">de</text:a><text:a xlink:type="simple" xlink:href="#h.30j0zll" text:style-name="Internet_20_link" text:visited-style-name="Visited_20_Internet_20_Link"> </text:a><text:a xlink:type="simple" xlink:href="#h.30j0zll" text:style-name="Internet_20_link" text:visited-style-name="Visited_20_Internet_20_Link">gerenciamento</text:a><text:a xlink:type="simple" xlink:href="#h.30j0zll" text:style-name="Internet_20_link" text:visited-style-name="Visited_20_Internet_20_Link"> </text:a><text:a xlink:type="simple" xlink:href="#h.30j0zll" text:style-name="Internet_20_link" text:visited-style-name="Visited_20_Internet_20_Link">dos</text:a><text:a xlink:type="simple" xlink:href="#h.30j0zll" text:style-name="Internet_20_link" text:visited-style-name="Visited_20_Internet_20_Link"> </text:a><text:a xlink:type="simple" xlink:href="#h.30j0zll" text:style-name="Internet_20_link" text:visited-style-name="Visited_20_Internet_20_Link">requisitos</text:a></text:p>
      <text:p text:style-name="P16"><text:a xlink:type="simple" xlink:href="#h.1fob9te" text:style-name="Internet_20_link" text:visited-style-name="Visited_20_Internet_20_Link">Gerenciamento</text:a><text:a xlink:type="simple" xlink:href="#h.1fob9te" text:style-name="Internet_20_link" text:visited-style-name="Visited_20_Internet_20_Link"> </text:a><text:a xlink:type="simple" xlink:href="#h.1fob9te" text:style-name="Internet_20_link" text:visited-style-name="Visited_20_Internet_20_Link">dos</text:a><text:a xlink:type="simple" xlink:href="#h.1fob9te" text:style-name="Internet_20_link" text:visited-style-name="Visited_20_Internet_20_Link"> </text:a><text:a xlink:type="simple" xlink:href="#h.1fob9te" text:style-name="Internet_20_link" text:visited-style-name="Visited_20_Internet_20_Link">requisitos</text:a></text:p>
      <text:p text:style-name="P17"><text:a xlink:type="simple" xlink:href="#h.3znysh7" text:style-name="Internet_20_link" text:visited-style-name="Visited_20_Internet_20_Link">Processos</text:a><text:a xlink:type="simple" xlink:href="#h.3znysh7" text:style-name="Internet_20_link" text:visited-style-name="Visited_20_Internet_20_Link"> </text:a><text:a xlink:type="simple" xlink:href="#h.3znysh7" text:style-name="Internet_20_link" text:visited-style-name="Visited_20_Internet_20_Link">de</text:a><text:a xlink:type="simple" xlink:href="#h.3znysh7" text:style-name="Internet_20_link" text:visited-style-name="Visited_20_Internet_20_Link"> </text:a><text:a xlink:type="simple" xlink:href="#h.3znysh7" text:style-name="Internet_20_link" text:visited-style-name="Visited_20_Internet_20_Link">Requisitos</text:a></text:p>
      <text:p text:style-name="P17"><text:a xlink:type="simple" xlink:href="#h.2et92p0" text:style-name="Internet_20_link" text:visited-style-name="Visited_20_Internet_20_Link">Documentos</text:a><text:a xlink:type="simple" xlink:href="#h.2et92p0" text:style-name="Internet_20_link" text:visited-style-name="Visited_20_Internet_20_Link"> </text:a><text:a xlink:type="simple" xlink:href="#h.2et92p0" text:style-name="Internet_20_link" text:visited-style-name="Visited_20_Internet_20_Link">padronizados</text:a><text:a xlink:type="simple" xlink:href="#h.2et92p0" text:style-name="Internet_20_link" text:visited-style-name="Visited_20_Internet_20_Link"> </text:a><text:a xlink:type="simple" xlink:href="#h.2et92p0" text:style-name="Internet_20_link" text:visited-style-name="Visited_20_Internet_20_Link">de</text:a><text:a xlink:type="simple" xlink:href="#h.2et92p0" text:style-name="Internet_20_link" text:visited-style-name="Visited_20_Internet_20_Link"> </text:a><text:a xlink:type="simple" xlink:href="#h.2et92p0" text:style-name="Internet_20_link" text:visited-style-name="Visited_20_Internet_20_Link">requisitos</text:a></text:p>
      <text:p text:style-name="P17"><text:a xlink:type="simple" xlink:href="#h.tyjcwt" text:style-name="Internet_20_link" text:visited-style-name="Visited_20_Internet_20_Link">Responsabilidades</text:a><text:a xlink:type="simple" xlink:href="#h.tyjcwt" text:style-name="Internet_20_link" text:visited-style-name="Visited_20_Internet_20_Link"> </text:a><text:a xlink:type="simple" xlink:href="#h.tyjcwt" text:style-name="Internet_20_link" text:visited-style-name="Visited_20_Internet_20_Link">dos</text:a><text:a xlink:type="simple" xlink:href="#h.tyjcwt" text:style-name="Internet_20_link" text:visited-style-name="Visited_20_Internet_20_Link"> </text:a><text:a xlink:type="simple" xlink:href="#h.tyjcwt" text:style-name="Internet_20_link" text:visited-style-name="Visited_20_Internet_20_Link">requisitos</text:a><text:a xlink:type="simple" xlink:href="#h.tyjcwt" text:style-name="Internet_20_link" text:visited-style-name="Visited_20_Internet_20_Link"> </text:a><text:a xlink:type="simple" xlink:href="#h.tyjcwt" text:style-name="Internet_20_link" text:visited-style-name="Visited_20_Internet_20_Link">da</text:a><text:a xlink:type="simple" xlink:href="#h.tyjcwt" text:style-name="Internet_20_link" text:visited-style-name="Visited_20_Internet_20_Link"> </text:a><text:a xlink:type="simple" xlink:href="#h.tyjcwt" text:style-name="Internet_20_link" text:visited-style-name="Visited_20_Internet_20_Link">Equipe</text:a><text:a xlink:type="simple" xlink:href="#h.tyjcwt" text:style-name="Internet_20_link" text:visited-style-name="Visited_20_Internet_20_Link"> </text:a><text:a xlink:type="simple" xlink:href="#h.tyjcwt" text:style-name="Internet_20_link" text:visited-style-name="Visited_20_Internet_20_Link">do</text:a><text:a xlink:type="simple" xlink:href="#h.tyjcwt" text:style-name="Internet_20_link" text:visited-style-name="Visited_20_Internet_20_Link"> </text:a><text:a xlink:type="simple" xlink:href="#h.tyjcwt" text:style-name="Internet_20_link" text:visited-style-name="Visited_20_Internet_20_Link">Projeto</text:a></text:p>
      <text:p text:style-name="P16"><text:a xlink:type="simple" xlink:href="#h.3dy6vkm" text:style-name="Internet_20_link" text:visited-style-name="Visited_20_Internet_20_Link">Processo</text:a><text:a xlink:type="simple" xlink:href="#h.3dy6vkm" text:style-name="Internet_20_link" text:visited-style-name="Visited_20_Internet_20_Link"> </text:a><text:a xlink:type="simple" xlink:href="#h.3dy6vkm" text:style-name="Internet_20_link" text:visited-style-name="Visited_20_Internet_20_Link">de</text:a><text:a xlink:type="simple" xlink:href="#h.3dy6vkm" text:style-name="Internet_20_link" text:visited-style-name="Visited_20_Internet_20_Link"> </text:a><text:a xlink:type="simple" xlink:href="#h.3dy6vkm" text:style-name="Internet_20_link" text:visited-style-name="Visited_20_Internet_20_Link">gerenciamento</text:a><text:a xlink:type="simple" xlink:href="#h.3dy6vkm" text:style-name="Internet_20_link" text:visited-style-name="Visited_20_Internet_20_Link"> </text:a><text:a xlink:type="simple" xlink:href="#h.3dy6vkm" text:style-name="Internet_20_link" text:visited-style-name="Visited_20_Internet_20_Link">de</text:a><text:a xlink:type="simple" xlink:href="#h.3dy6vkm" text:style-name="Internet_20_link" text:visited-style-name="Visited_20_Internet_20_Link"> </text:a><text:a xlink:type="simple" xlink:href="#h.3dy6vkm" text:style-name="Internet_20_link" text:visited-style-name="Visited_20_Internet_20_Link">configuração</text:a></text:p>
      <text:p text:style-name="P16"><text:a xlink:type="simple" xlink:href="#h.1t3h5sf" text:style-name="Internet_20_link" text:visited-style-name="Visited_20_Internet_20_Link">Processo</text:a><text:a xlink:type="simple" xlink:href="#h.1t3h5sf" text:style-name="Internet_20_link" text:visited-style-name="Visited_20_Internet_20_Link"> </text:a><text:a xlink:type="simple" xlink:href="#h.1t3h5sf" text:style-name="Internet_20_link" text:visited-style-name="Visited_20_Internet_20_Link">de</text:a><text:a xlink:type="simple" xlink:href="#h.1t3h5sf" text:style-name="Internet_20_link" text:visited-style-name="Visited_20_Internet_20_Link"> </text:a><text:a xlink:type="simple" xlink:href="#h.1t3h5sf" text:style-name="Internet_20_link" text:visited-style-name="Visited_20_Internet_20_Link">priorização</text:a><text:a xlink:type="simple" xlink:href="#h.1t3h5sf" text:style-name="Internet_20_link" text:visited-style-name="Visited_20_Internet_20_Link"> </text:a><text:a xlink:type="simple" xlink:href="#h.1t3h5sf" text:style-name="Internet_20_link" text:visited-style-name="Visited_20_Internet_20_Link">dos</text:a><text:a xlink:type="simple" xlink:href="#h.1t3h5sf" text:style-name="Internet_20_link" text:visited-style-name="Visited_20_Internet_20_Link"> </text:a><text:a xlink:type="simple" xlink:href="#h.1t3h5sf" text:style-name="Internet_20_link" text:visited-style-name="Visited_20_Internet_20_Link">requisitos</text:a></text:p>
      <text:p text:style-name="P16"><text:a xlink:type="simple" xlink:href="#h.4d34og8" text:style-name="Internet_20_link" text:visited-style-name="Visited_20_Internet_20_Link">Processo</text:a><text:a xlink:type="simple" xlink:href="#h.4d34og8" text:style-name="Internet_20_link" text:visited-style-name="Visited_20_Internet_20_Link"> </text:a><text:a xlink:type="simple" xlink:href="#h.4d34og8" text:style-name="Internet_20_link" text:visited-style-name="Visited_20_Internet_20_Link">de</text:a><text:a xlink:type="simple" xlink:href="#h.4d34og8" text:style-name="Internet_20_link" text:visited-style-name="Visited_20_Internet_20_Link"> </text:a><text:a xlink:type="simple" xlink:href="#h.4d34og8" text:style-name="Internet_20_link" text:visited-style-name="Visited_20_Internet_20_Link">coleta</text:a><text:a xlink:type="simple" xlink:href="#h.4d34og8" text:style-name="Internet_20_link" text:visited-style-name="Visited_20_Internet_20_Link"> </text:a><text:a xlink:type="simple" xlink:href="#h.4d34og8" text:style-name="Internet_20_link" text:visited-style-name="Visited_20_Internet_20_Link">dos</text:a><text:a xlink:type="simple" xlink:href="#h.4d34og8" text:style-name="Internet_20_link" text:visited-style-name="Visited_20_Internet_20_Link"> </text:a><text:a xlink:type="simple" xlink:href="#h.4d34og8" text:style-name="Internet_20_link" text:visited-style-name="Visited_20_Internet_20_Link">requisitos</text:a></text:p>
      <text:p text:style-name="P16"><text:a xlink:type="simple" xlink:href="#h.pymyg1mhmuc6" text:style-name="Internet_20_link" text:visited-style-name="Visited_20_Internet_20_Link">Processo</text:a><text:a xlink:type="simple" xlink:href="#h.pymyg1mhmuc6" text:style-name="Internet_20_link" text:visited-style-name="Visited_20_Internet_20_Link"> </text:a><text:a xlink:type="simple" xlink:href="#h.pymyg1mhmuc6" text:style-name="Internet_20_link" text:visited-style-name="Visited_20_Internet_20_Link">de</text:a><text:a xlink:type="simple" xlink:href="#h.pymyg1mhmuc6" text:style-name="Internet_20_link" text:visited-style-name="Visited_20_Internet_20_Link"> </text:a><text:a xlink:type="simple" xlink:href="#h.pymyg1mhmuc6" text:style-name="Internet_20_link" text:visited-style-name="Visited_20_Internet_20_Link">rastreabilidade</text:a><text:a xlink:type="simple" xlink:href="#h.pymyg1mhmuc6" text:style-name="Internet_20_link" text:visited-style-name="Visited_20_Internet_20_Link"> </text:a><text:a xlink:type="simple" xlink:href="#h.pymyg1mhmuc6" text:style-name="Internet_20_link" text:visited-style-name="Visited_20_Internet_20_Link">dos</text:a><text:a xlink:type="simple" xlink:href="#h.pymyg1mhmuc6" text:style-name="Internet_20_link" text:visited-style-name="Visited_20_Internet_20_Link"> </text:a><text:a xlink:type="simple" xlink:href="#h.pymyg1mhmuc6" text:style-name="Internet_20_link" text:visited-style-name="Visited_20_Internet_20_Link">requisitos</text:a></text:p>
      <text:p text:style-name="P16"><text:a xlink:type="simple" xlink:href="#h.thb2oks402lm" text:style-name="Internet_20_link" text:visited-style-name="Visited_20_Internet_20_Link">Métricas</text:a><text:a xlink:type="simple" xlink:href="#h.thb2oks402lm" text:style-name="Internet_20_link" text:visited-style-name="Visited_20_Internet_20_Link"> </text:a><text:a xlink:type="simple" xlink:href="#h.thb2oks402lm" text:style-name="Internet_20_link" text:visited-style-name="Visited_20_Internet_20_Link">dos</text:a><text:a xlink:type="simple" xlink:href="#h.thb2oks402lm" text:style-name="Internet_20_link" text:visited-style-name="Visited_20_Internet_20_Link"> </text:a><text:a xlink:type="simple" xlink:href="#h.thb2oks402lm" text:style-name="Internet_20_link" text:visited-style-name="Visited_20_Internet_20_Link">produtos</text:a></text:p>
      <text:p text:style-name="P13"/>
      <text:p text:style-name="P13"/>
      <text:p text:style-name="P13"/>
      <text:p text:style-name="P13"/>
      <text:h text:style-name="P33" text:outline-level="10"><text:bookmark text:name="h.30j0zll"/>Objetivo do Plano de gerenciamento dos requisitos</text:h>
      <text:p text:style-name="P13"/>
      <text:p text:style-name="P13">O propósito da Gerência de Requisitos é gerenciar os requisitos do trabalho e dos componentes do trabalho e identificar inconsistências entre os requisitos, os planos do trabalho e os produtos do trabalho. Seu objetivo é controlar a evolução dos requisitos. A Gerência de Requisitos (GRE) gerencia todos os requisitos recebidos ou gerados pelo trabalho, incluindo requisitos impostos ao serviço pela própria organização.</text:p>
      <text:p text:style-name="P13">O plano de gerenciamento dos requisitos é desenvolvido e aprovado durante a fase de planejamento do projeto e é um plano auxiliar do Plano de Gerenciamento de Projetos. Este documento pretende documentar como os requisitos serão analisados, documentados e gerenciados do início ao fim do projeto.</text:p>
      <text:p text:style-name="P13"/>
      <text:h text:style-name="P34" text:outline-level="10"><text:bookmark text:name="h.1fob9te"/>Gerenciamento dos requisitos </text:h>
      <text:h text:style-name="P32" text:outline-level="10"><text:bookmark text:name="h.3znysh7"/>Processos de Requisitos</text:h>
      <text:p text:style-name="P13"/>
      <text:p text:style-name="P13"><text:span text:style-name="T10">Coletar os requisitos</text:span></text:p>
      <text:p text:style-name="P18">Os requisitos do sistema SVRI foram previamente elicitados de acordo com a especificação do Projeto Integrador, motivo responsável pela inicialização do projeto.</text:p>
      <text:p text:style-name="P18"/>
      <text:p text:style-name="P13"><text:span text:style-name="T10">Entender os requisitos</text:span></text:p>
      <text:p text:style-name="P13">Essa atividade corresponde ao “investimento de tempo” destinado para a compreensão e análise dos requisitos elicitados. Ela tem início logo no início do projeto e precede a validação dos requisitos como uma etapa de preparação,mas persiste como uma atividade contínua e rotineira durante o ciclo de vida do software. Como resultado da análise, poderão ser anotados comentários e observações úteis para a próxima atividade. <text:s/></text:p>
      <text:p text:style-name="P13"/>
      <text:p text:style-name="P13"><text:span text:style-name="T10">Validar requisitos</text:span></text:p>
      <text:p text:style-name="P13">Em posse de uma lista prévia dos requisitos de software, é necessário garantir que os requisitos ali presentes satisfaçam uma série de critérios objetivos e façam jus a seu propósito, atendendo as necessidades e expectativas do cliente e dos usuários finais.</text:p>
      <text:p text:style-name="P13">Após aprovar um conjunto específico de requisitos é necessário documentá-los formalmente num EOR - Documento de Especificação de Objetivos e Requisitos, onde o conteúdo e relacionamento dos mesmos poderão ser disponibilizados para o restante da equipe do projeto. Finalmente, é necessário comunicar aos interessados sobre a concretização do documento e obter uma aprovação formal do cliente no documento de requisitos elicitados e validados, após um comprometimento formal da equipe técnica, colhendo assinaturas/aprovações via e-mail.</text:p>
      <text:p text:style-name="P13"/>
      <text:p text:style-name="P13"><text:span text:style-name="T10">Obter comprometimento com a equipe técnica</text:span></text:p>
      <text:p text:style-name="P13">Essa atividade é realizada após a concretização do documento de EOR.<text:span text:style-name="T11"> </text:span>A aprovação formal dos requisitos deve envolver, além do cliente, a equipe técnica, sobre mecanismo definido pela organização, abrangendo meios físicos ou não (assinaturas, respostas via e-mail, e outras comunicações). Caso reprovado o <text:soft-page-break/>documento, este poderá ser revisionado e um novo comprometimento com a equipe técnica poderá ser solicitado. Caso aprovado, as demais atividades do projeto poderão ter início. <text:s/></text:p>
      <text:p text:style-name="P13"/>
      <text:p text:style-name="P13"><text:span text:style-name="T10">Controlar mudanças</text:span></text:p>
      <text:p text:style-name="P13">Essa atividade tem início após a aprovação do documento de EOR e obtenção de um comprometimento formal da equipe técnica e cliente e persiste durante todo o ciclo de vida do projeto. Mudanças nos requisitos devem ser gerenciadas ao longo do projeto. Os critérios e procedimentos relacionados encontram-se no Processo de Manutenção. O link para o processo encontra-se <text:span text:style-name="T8">aqui</text:span>.</text:p>
      <text:p text:style-name="P13"/>
      <text:p text:style-name="P13"><text:span text:style-name="T10">Manter rastreabilidade dos requisitos</text:span></text:p>
      <text:p text:style-name="P13">Essa atividade tem início após a aprovação do documento de EOR e obtenção de um comprometimento formal da equipe técnica e cliente e persiste durante todo o ciclo de vida do projeto. Ela estabelece e mantém a relação entre as fontes dos requisitos, entre os requisitos propriamente ditos, e entre os requisitos e os outros produtos (artefatos) da engenharia de software como forma de apoio para demais atividades.</text:p>
      <text:p text:style-name="P13">Ademais, um histórico de alterações para cada requisito deve estar disponível, permitindo uma visão cronológica das principais mudanças nos requisitos segundo critérios da gerência de configuração.</text:p>
      <text:h text:style-name="P32" text:outline-level="10"><text:bookmark text:name="h.2et92p0"/>Documentos padronizados de requisitos</text:h>
      <text:p text:style-name="P19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0">Documento</text:p>
          </table:table-cell>
          <table:table-cell table:style-name="Tabela4.A1" office:value-type="string">
            <text:p text:style-name="P10">Descrição</text:p>
          </table:table-cell>
          <table:table-cell table:style-name="Tabela4.A1" office:value-type="string">
            <text:p text:style-name="P10">Template</text:p>
          </table:table-cell>
        </table:table-row>
        <table:table-row>
          <table:table-cell table:style-name="Tabela4.A2" office:value-type="string">
            <text:p text:style-name="P3"><text:span text:style-name="T4">Plano de Gerenciamento dos requisitos</text:span></text:p>
          </table:table-cell>
          <table:table-cell table:style-name="Tabela4.B2" office:value-type="string">
            <text:p text:style-name="P3"><text:span text:style-name="T4">O Plano de Gerenciamento dos requisitos tem como objetivo documentar como os requisitos serão analisados, documentados e gerenciados do início ao fim do projeto.</text:span></text:p>
          </table:table-cell>
          <table:table-cell table:style-name="Tabela4.C2" office:value-type="string">
            <text:p text:style-name="P3"><text:span text:style-name="T4">Plano de gerenciamento dos requisitos.docx</text:span></text:p>
          </table:table-cell>
        </table:table-row>
        <table:table-row>
          <table:table-cell table:style-name="Tabela4.A3" office:value-type="string">
            <text:p text:style-name="P3"><text:span text:style-name="T4">Documento de Especificação de Objetivos e Requisitos (EOR)</text:span></text:p>
          </table:table-cell>
          <table:table-cell table:style-name="Tabela4.B3" office:value-type="string">
            <text:p text:style-name="P3"><text:span text:style-name="T4">O Documento de Especificação de Objetivos e Requisitos (EOR) tem como objetivo definir as necessidades dos usuários que devem ser satisfeitas pelo sistema a ser desenvolvido e também derivar os requisitos implícitos do sistema que são condições básicas para que as necessidades dos usuários sejam satisfeitas.</text:span></text:p>
            <text:p text:style-name="P3"><text:span text:style-name="T4">Este documento visa estabelecer um contrato para negociação e concordância entre os clientes e a equipe de desenvolvimento. E reduzir os esforços futuros de reprojeto, recodificação e reteste através da especificação rigorosa e completa dos requisitos, provendo uma base para avaliação de prazos e custos de desenvolvimento.</text:span></text:p>
            <text:p text:style-name="P10"/>
          </table:table-cell>
          <table:table-cell table:style-name="Tabela4.C3" office:value-type="string">
            <text:p text:style-name="P3"><text:a xlink:type="simple" xlink:href="https://github.com/daniel-oliveiravas/SVRI/blob/master/2-Projeto/2.01-Requisitos/Documento%20de%20EOR%20-%20SVRI.odt" text:style-name="Internet_20_link" text:visited-style-name="Visited_20_Internet_20_Link">Documento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de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Especificação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de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Objetivos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e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Requisitos</text:a></text:p>
          </table:table-cell>
        </table:table-row>
        <table:table-row>
          <table:table-cell table:style-name="Tabela4.A4" office:value-type="string">
            <text:p text:style-name="P3"><text:span text:style-name="T4">Matriz de rastreabilidade dos requisitos</text:span></text:p>
          </table:table-cell>
          <table:table-cell table:style-name="Tabela4.B4" office:value-type="string">
            <text:p text:style-name="P3"><text:span text:style-name="T4">A Matriz de Rastreabilidade dos Requisitos liga os requisitos às suas origens e os rastreia durante todo o ciclo de vida do projeto.</text:span></text:p>
            <text:p text:style-name="P3"><text:span text:style-name="T12">Seu uso ajuda a garantir que cada requisito adiciona valor de negócio através da sua ligação aos objetivos de negócio e aos objetivos do projeto, além de fornecer um meio de rastreamento do início ao fim do ciclo de vida do projeto, ajudando a garantir que os requisitos aprovados na documentação sejam entregues no final do projeto. </text:span><text:soft-page-break/><text:span text:style-name="T12">Finalmente, fornece uma estrutura de gerenciamento das mudanças do escopo do produto. </text:span></text:p>
            <text:p text:style-name="P3"><text:span text:style-name="T12">A Matriz de rastreabilidade é desconstruída em forma de referências cruzadas complementares, tabelas e ligações presentes no Documento de Especificação de Objetivos e Requisitos (EOR).</text:span></text:p>
            <text:p text:style-name="P11"/>
          </table:table-cell>
          <table:table-cell table:style-name="Tabela4.C4" office:value-type="string">
            <text:p text:style-name="P3"><text:a xlink:type="simple" xlink:href="https://github.com/daniel-oliveiravas/SVRI/blob/master/2-Projeto/2.01-Requisitos/Documento%20de%20EOR%20-%20SVRI.odt" text:style-name="Internet_20_link" text:visited-style-name="Visited_20_Internet_20_Link">Documento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de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Especificação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de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Objetivos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e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Requisitos</text:a><text:a xlink:type="simple" xlink:href="https://github.com/daniel-oliveiravas/SVRI/blob/master/2-Projeto/2.01-Requisitos/Documento%20de%20EOR%20-%20SVRI.odt" text:style-name="Internet_20_link" text:visited-style-name="Visited_20_Internet_20_Link"> - </text:a><text:a xlink:type="simple" xlink:href="https://github.com/daniel-oliveiravas/SVRI/blob/master/2-Projeto/2.01-Requisitos/Documento%20de%20EOR%20-%20SVRI.odt" text:style-name="Internet_20_link" text:visited-style-name="Visited_20_Internet_20_Link">Referências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Cruzadas</text:a><text:a xlink:type="simple" xlink:href="https://github.com/daniel-oliveiravas/SVRI/blob/master/2-Projeto/2.01-Requisitos/Documento%20de%20EOR%20-%20SVRI.odt" text:style-name="Internet_20_link" text:visited-style-name="Visited_20_Internet_20_Link"> </text:a><text:a xlink:type="simple" xlink:href="https://github.com/daniel-oliveiravas/SVRI/blob/master/2-Projeto/2.01-Requisitos/Documento%20de%20EOR%20-%20SVRI.odt" text:style-name="Internet_20_link" text:visited-style-name="Visited_20_Internet_20_Link">Complementares</text:a></text:p>
          </table:table-cell>
        </table:table-row>
      </table:table>
      <text:p text:style-name="P13"/>
      <text:h text:style-name="P32" text:outline-level="10"><text:bookmark text:name="h.tyjcwt"/>Responsabilidades dos requisitos da Equipe do Projeto</text:h>
      <text:p text:style-name="P2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"><text:span text:style-name="T4">Membro da Equipe</text:span></text:p>
          </table:table-cell>
          <table:table-cell table:style-name="Tabela5.A1" office:value-type="string">
            <text:p text:style-name="P10">Responsabilidades</text:p>
          </table:table-cell>
        </table:table-row>
        <table:table-row>
          <table:table-cell table:style-name="Tabela5.A2" office:value-type="string">
            <text:p text:style-name="P3"><text:span text:style-name="T4">Rafael Canêdo de Moraes Mereb</text:span></text:p>
          </table:table-cell>
          <table:table-cell table:style-name="Tabela5.B2" office:value-type="string">
            <text:p text:style-name="P3"><text:span text:style-name="T4">Product Owner:</text:span></text:p>
            <text:p text:style-name="P3"><text:span text:style-name="T4">Fornecer requisitos;</text:span></text:p>
            <text:p text:style-name="P3"><text:span text:style-name="T4">Gerente de Requisitos:</text:span></text:p>
            <text:p text:style-name="P3"><text:span text:style-name="T4">Estabelecer a forma de documentação e formalização dos requisitos;</text:span></text:p>
            <text:p text:style-name="P3"><text:span text:style-name="T4">Garantir que os requisitos estejam claramente definidos;</text:span></text:p>
            <text:p text:style-name="P3"><text:span text:style-name="T4">Gerenciar escopo e manter os requisitos da solução;</text:span></text:p>
            <text:p text:style-name="P3"><text:span text:style-name="T4">Administrar/Gerenciar as mudanças em requisitos existentes (pertencentes a especificação);</text:span></text:p>
            <text:p text:style-name="P3"><text:span text:style-name="T4">Gerenciar a rastreabilidade dos requisitos e artefatos produzidos.</text:span></text:p>
            <text:p text:style-name="P10"/>
          </table:table-cell>
        </table:table-row>
      </table:table>
      <text:p text:style-name="P13"/>
      <text:h text:style-name="P34" text:outline-level="10"><text:bookmark text:name="h.3dy6vkm"/>Processo de gerenciamento de configuração</text:h>
      <text:p text:style-name="P21"/>
      <text:p text:style-name="P20">Mudanças em requisitos deverão ser formalizadas em solicitações de mudança, conforme processo e procedimentos de manutenção do SVRI - Sistema de Venda e Registro de Ingressos (link do <text:a xlink:type="simple" xlink:href="https://github.com/daniel-oliveiravas/SVRI/tree/master/1-Gerência/1.03-Manutenção%20de%20Software/Processo" text:style-name="Internet_20_link" text:visited-style-name="Visited_20_Internet_20_Link"><text:span text:style-name="T8">processo</text:span></text:a>; link dos <text:a xlink:type="simple" xlink:href="https://github.com/daniel-oliveiravas/SVRI/tree/master/1-Gerência/1.03-Manutenção%20de%20Software/Processo/Procedimentos" text:style-name="Internet_20_link" text:visited-style-name="Visited_20_Internet_20_Link"><text:span text:style-name="T8">procedimentos</text:span></text:a>), para consecutiva análise de impacto, aprovação ou não, e (caso aprovada) implementação da mudança. Todo o processo deverá ser acompanhado e deverá ter consentimento da gerência de configuração segundo seu planejamento (link do<text:a xlink:type="simple" xlink:href="https://github.com/daniel-oliveiravas/SVRI/blob/master/1-Gerência/1.02-Gerência%20de%20Projeto%20de%20Software/Plano%20de%20Gerenciamento%20de%20Configuração%20v05.odt" text:style-name="Internet_20_link" text:visited-style-name="Visited_20_Internet_20_Link"> </text:a><text:a xlink:type="simple" xlink:href="https://github.com/daniel-oliveiravas/SVRI/blob/master/1-Gerência/1.02-Gerência%20de%20Projeto%20de%20Software/Plano%20de%20Gerenciamento%20de%20Configuração%20v05.odt" text:style-name="Internet_20_link" text:visited-style-name="Visited_20_Internet_20_Link">plano</text:a><text:a xlink:type="simple" xlink:href="https://github.com/daniel-oliveiravas/SVRI/blob/master/1-Gerência/1.02-Gerência%20de%20Projeto%20de%20Software/Plano%20de%20Gerenciamento%20de%20Configuração%20v05.odt" text:style-name="Internet_20_link" text:visited-style-name="Visited_20_Internet_20_Link"> </text:a><text:a xlink:type="simple" xlink:href="https://github.com/daniel-oliveiravas/SVRI/blob/master/1-Gerência/1.02-Gerência%20de%20Projeto%20de%20Software/Plano%20de%20Gerenciamento%20de%20Configuração%20v05.odt" text:style-name="Internet_20_link" text:visited-style-name="Visited_20_Internet_20_Link">de</text:a><text:a xlink:type="simple" xlink:href="https://github.com/daniel-oliveiravas/SVRI/blob/master/1-Gerência/1.02-Gerência%20de%20Projeto%20de%20Software/Plano%20de%20Gerenciamento%20de%20Configuração%20v05.odt" text:style-name="Internet_20_link" text:visited-style-name="Visited_20_Internet_20_Link"> </text:a><text:a xlink:type="simple" xlink:href="https://github.com/daniel-oliveiravas/SVRI/blob/master/1-Gerência/1.02-Gerência%20de%20Projeto%20de%20Software/Plano%20de%20Gerenciamento%20de%20Configuração%20v05.odt" text:style-name="Internet_20_link" text:visited-style-name="Visited_20_Internet_20_Link">gerenciamento</text:a><text:a xlink:type="simple" xlink:href="https://github.com/daniel-oliveiravas/SVRI/blob/master/1-Gerência/1.02-Gerência%20de%20Projeto%20de%20Software/Plano%20de%20Gerenciamento%20de%20Configuração%20v05.odt" text:style-name="Internet_20_link" text:visited-style-name="Visited_20_Internet_20_Link"> </text:a><text:a xlink:type="simple" xlink:href="https://github.com/daniel-oliveiravas/SVRI/blob/master/1-Gerência/1.02-Gerência%20de%20Projeto%20de%20Software/Plano%20de%20Gerenciamento%20de%20Configuração%20v05.odt" text:style-name="Internet_20_link" text:visited-style-name="Visited_20_Internet_20_Link">da</text:a><text:a xlink:type="simple" xlink:href="https://github.com/daniel-oliveiravas/SVRI/blob/master/1-Gerência/1.02-Gerência%20de%20Projeto%20de%20Software/Plano%20de%20Gerenciamento%20de%20Configuração%20v05.odt" text:style-name="Internet_20_link" text:visited-style-name="Visited_20_Internet_20_Link"> </text:a><text:a xlink:type="simple" xlink:href="https://github.com/daniel-oliveiravas/SVRI/blob/master/1-Gerência/1.02-Gerência%20de%20Projeto%20de%20Software/Plano%20de%20Gerenciamento%20de%20Configuração%20v05.odt" text:style-name="Internet_20_link" text:visited-style-name="Visited_20_Internet_20_Link">configuração</text:a>).</text:p>
      <text:h text:style-name="P34" text:outline-level="10"><text:bookmark text:name="h.1t3h5sf"/>Processo de priorização dos requisitos</text:h>
      <text:p text:style-name="P13"/>
      <text:p text:style-name="P13">A priorização dos requisitos será determinada pela criticidade dos casos de uso levantados pelo processo de elicitação de requisitos, de acordo com a sequencialidade comum de execução dos procedimentos especificados no EOR e no Plano de Projeto (cronograma, por exemplo). </text:p>
      <text:h text:style-name="P34" text:outline-level="10"><text:bookmark text:name="h.4d34og8"/>Processo de coleta dos requisitos</text:h>
      <text:p text:style-name="P20"/>
      <text:p text:style-name="P20">Ao início do projeto, umas série de requisitos já estavam elicitados. Os requisitos, para serem aprovados, passaram pelos seguintes itens de verificação:</text:p>
      <text:p text:style-name="P13"/>
      <table:table table:name="Tabela6" table:style-name="Tabela6">
        <table:table-column table:style-name="Tabela6.A" table:number-columns-repeated="3"/>
        <table:table-row>
          <table:table-cell table:style-name="Tabela6.A1" office:value-type="string">
            <text:p text:style-name="P23">Critério</text:p>
          </table:table-cell>
          <table:table-cell table:style-name="Tabela6.A1" office:value-type="string">
            <text:p text:style-name="P23">Valores</text:p>
          </table:table-cell>
          <table:table-cell table:style-name="Tabela6.A1" office:value-type="string">
            <text:p text:style-name="P23">Justificativa</text:p>
          </table:table-cell>
        </table:table-row>
        <text:soft-page-break/>
        <table:table-row>
          <table:table-cell table:style-name="Tabela6.A1" office:value-type="string">
            <text:p text:style-name="P4"><text:span text:style-name="T1">O requisito é realista?</text:span></text:p>
          </table:table-cell>
          <table:table-cell table:style-name="Tabela6.A1" office:value-type="string">
            <text:p text:style-name="P4"><text:span text:style-name="T1">Sim ou Não</text:span></text:p>
          </table:table-cell>
          <table:table-cell table:style-name="Tabela6.A1" office:value-type="string">
            <text:p text:style-name="P4"><text:span text:style-name="T1">Requisitos devem retratar necessidades reais do cliente</text:span></text:p>
          </table:table-cell>
        </table:table-row>
        <table:table-row>
          <table:table-cell table:style-name="Tabela6.A1" office:value-type="string">
            <text:p text:style-name="P4"><text:span text:style-name="T1">O requisito atende a uma ou mais necessidades?</text:span></text:p>
          </table:table-cell>
          <table:table-cell table:style-name="Tabela6.A1" office:value-type="string">
            <text:p text:style-name="P4"><text:span text:style-name="T1">Sim ou Não</text:span></text:p>
          </table:table-cell>
          <table:table-cell table:style-name="Tabela6.A1" office:value-type="string">
            <text:p text:style-name="P4"><text:span text:style-name="T1">O requisito deve obrigatoriamente possuir uma necessidade relacionada a ela</text:span></text:p>
          </table:table-cell>
        </table:table-row>
        <table:table-row>
          <table:table-cell table:style-name="Tabela6.A1" office:value-type="string">
            <text:p text:style-name="P4"><text:span text:style-name="T1">O requisito está claro?</text:span></text:p>
          </table:table-cell>
          <table:table-cell table:style-name="Tabela6.A1" office:value-type="string">
            <text:p text:style-name="P4"><text:span text:style-name="T1">Sim ou Não</text:span></text:p>
          </table:table-cell>
          <table:table-cell table:style-name="Tabela6.A1" office:value-type="string">
            <text:p text:style-name="P4"><text:span text:style-name="T1">A descrição dos requisitos deve ser clara e objetiva</text:span></text:p>
          </table:table-cell>
        </table:table-row>
        <table:table-row>
          <table:table-cell table:style-name="Tabela6.A1" office:value-type="string">
            <text:p text:style-name="P4"><text:span text:style-name="T1">O requisito em questão entra em conflito com mais algum requisito?</text:span></text:p>
          </table:table-cell>
          <table:table-cell table:style-name="Tabela6.A1" office:value-type="string">
            <text:p text:style-name="P4"><text:span text:style-name="T1">Sim ou Não</text:span></text:p>
          </table:table-cell>
          <table:table-cell table:style-name="Tabela6.A1" office:value-type="string">
            <text:p text:style-name="P5"><text:span text:style-name="T1">Nenhum requisito deve apresentar conflitos</text:span></text:p>
          </table:table-cell>
        </table:table-row>
      </table:table>
      <text:p text:style-name="P13"><text:tab/><text:tab/></text:p>
      <text:p text:style-name="P13"/>
      <text:h text:style-name="P34" text:outline-level="10"><text:bookmark text:name="h.pymyg1mhmuc6"/>Processo de rastreabilidade dos requisitos</text:h>
      <text:p text:style-name="P13"/>
      <text:p text:style-name="P13">Para estabelecer e manter rastreabilidade bidirecional completa entre requisitos e demais produtos de trabalho as seguintes atividades deverão ser realizadas:</text:p>
      <text:p text:style-name="P13">- Novos requisitos/casos de uso deverão ser adicionados ao Documeto de Especificação de Objetivos e Requisitos (EOR). Deverão ser atualizadas as tabelas de referências cruzadas presentes no EOR de acordo com a classificação recebida pelo requisito individualmente, como funcional ou não funcional, vinculando o mesmo tanto aos de mesma classificação como aos de classificação distinta, à sua origem, produtos de trabalho e implementação associadas (quando se trata de um requisitos funcional);</text:p>
      <text:p text:style-name="P13">- Deve ser mantido um histórico de alterações para cada requisito, permitindo uma visão cronológica das principais mudanças nos requisitos segundo critérios da gerência de configuração.</text:p>
      <text:h text:style-name="P34" text:outline-level="10"><text:bookmark text:name="h.thb2oks402lm"/>Métricas dos produtos</text:h>
      <text:p text:style-name="P13"/>
      <text:p text:style-name="P13">As métricas adotadas pela gerência de requisitos são:</text:p>
      <text:p text:style-name="P1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7">Indicador</text:p>
          </table:table-cell>
          <table:table-cell table:style-name="Tabela7.A1" office:value-type="string">
            <text:p text:style-name="P3"><text:span text:style-name="T4">Percentual de novos requisitos no período</text:span></text:p>
          </table:table-cell>
        </table:table-row>
        <table:table-row>
          <table:table-cell table:style-name="Tabela7.A1" office:value-type="string">
            <text:p text:style-name="P27">Objetivo</text:p>
          </table:table-cell>
          <table:table-cell table:style-name="Tabela7.A1" office:value-type="string">
            <text:p text:style-name="P2"><text:span text:style-name="T4">Quantificar a alocação de novos requisitos</text:span></text:p>
          </table:table-cell>
        </table:table-row>
        <table:table-row>
          <table:table-cell table:style-name="Tabela7.A1" office:value-type="string">
            <text:p text:style-name="P27">Coleta</text:p>
          </table:table-cell>
          <table:table-cell table:style-name="Tabela7.A1" office:value-type="string">
            <text:p text:style-name="P3"><text:span text:style-name="T4">Atualiza-se o percentual cada vez que um requisito surge e é aprovado pela validação</text:span></text:p>
          </table:table-cell>
        </table:table-row>
        <table:table-row>
          <table:table-cell table:style-name="Tabela7.A1" office:value-type="string">
            <text:p text:style-name="P27">Análise</text:p>
          </table:table-cell>
          <table:table-cell table:style-name="Tabela7.A1" office:value-type="string">
            <text:p text:style-name="P3"><text:span text:style-name="T4">T = (N/A) * 100</text:span></text:p>
            <text:p text:style-name="P3"><text:span text:style-name="T4">N: Número de requisitos novos</text:span></text:p>
            <text:p text:style-name="P3"><text:span text:style-name="T4">A: Número requisitos alocados</text:span></text:p>
            <text:p text:style-name="P3"><text:span text:style-name="T4">T: Percentual de novos requisitos no período</text:span></text:p>
          </table:table-cell>
        </table:table-row>
      </table:table>
      <text:p text:style-name="P13"/>
      <text:p text:style-name="P15"><text:soft-page-break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Indicador</text:p>
          </table:table-cell>
          <table:table-cell table:style-name="Tabela8.A1" office:value-type="string">
            <text:p text:style-name="P3"><text:span text:style-name="T4">Percentual de requisitos excluídos no período</text:span></text:p>
          </table:table-cell>
        </table:table-row>
        <table:table-row>
          <table:table-cell table:style-name="Tabela8.A1" office:value-type="string">
            <text:p text:style-name="P10">Objetivo</text:p>
          </table:table-cell>
          <table:table-cell table:style-name="Tabela8.A1" office:value-type="string">
            <text:p text:style-name="P3"><text:span text:style-name="T4">Quantificar a exclusão de requisitos</text:span></text:p>
          </table:table-cell>
        </table:table-row>
        <table:table-row>
          <table:table-cell table:style-name="Tabela8.A1" office:value-type="string">
            <text:p text:style-name="P10">Coleta</text:p>
          </table:table-cell>
          <table:table-cell table:style-name="Tabela8.A1" office:value-type="string">
            <text:p text:style-name="P3"><text:span text:style-name="T4">Atualiza-se o percentual cada vez que um requisito é excluído</text:span></text:p>
          </table:table-cell>
        </table:table-row>
        <table:table-row>
          <table:table-cell table:style-name="Tabela8.A1" office:value-type="string">
            <text:p text:style-name="P10">Análise</text:p>
          </table:table-cell>
          <table:table-cell table:style-name="Tabela8.A1" office:value-type="string">
            <text:p text:style-name="P3"><text:span text:style-name="T4">Análise<text:tab/>T = (E/A) * 100</text:span></text:p>
            <text:p text:style-name="P3"><text:span text:style-name="T4">N: Número de requisitos excluídos</text:span></text:p>
            <text:p text:style-name="P3"><text:span text:style-name="T4">A: Número requisitos alocados</text:span></text:p>
            <text:p text:style-name="P3"><text:span text:style-name="T4">T: Percentual de requisitos excluídos no período</text:span></text:p>
          </table:table-cell>
        </table:table-row>
      </table:table>
      <text:p text:style-name="P13"/>
      <text:p text:style-name="P1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">Indicador</text:p>
          </table:table-cell>
          <table:table-cell table:style-name="Tabela9.A1" office:value-type="string">
            <text:p text:style-name="P3"><text:span text:style-name="T4">Percentual de requisitos alterados no período</text:span></text:p>
          </table:table-cell>
        </table:table-row>
        <table:table-row>
          <table:table-cell table:style-name="Tabela9.A1" office:value-type="string">
            <text:p text:style-name="P10">Objetivo</text:p>
          </table:table-cell>
          <table:table-cell table:style-name="Tabela9.A1" office:value-type="string">
            <text:p text:style-name="P3"><text:span text:style-name="T4">Quantificar a alteração de novos requisitos</text:span></text:p>
          </table:table-cell>
        </table:table-row>
        <table:table-row>
          <table:table-cell table:style-name="Tabela9.A1" office:value-type="string">
            <text:p text:style-name="P10">Coleta</text:p>
          </table:table-cell>
          <table:table-cell table:style-name="Tabela9.A1" office:value-type="string">
            <text:p text:style-name="P3"><text:span text:style-name="T4">Atualiza-se o percentual cada vez que um requisito é alterado</text:span></text:p>
          </table:table-cell>
        </table:table-row>
        <table:table-row>
          <table:table-cell table:style-name="Tabela9.A1" office:value-type="string">
            <text:p text:style-name="P10">Análise</text:p>
          </table:table-cell>
          <table:table-cell table:style-name="Tabela9.A1" office:value-type="string">
            <text:p text:style-name="P3"><text:span text:style-name="T4">T = (M/A) * 100</text:span></text:p>
            <text:p text:style-name="P3"><text:span text:style-name="T4">M: Número de requisitos alterados/modificados</text:span></text:p>
            <text:p text:style-name="P3"><text:span text:style-name="T4">A: Número requisitos alocados</text:span></text:p>
            <text:p text:style-name="P3"><text:span text:style-name="T4">T: Percentual de requisitos alterados no período</text:span></text:p>
          </table:table-cell>
        </table:table-row>
      </table:table>
      <text:p text:style-name="P13"/>
      <text:p text:style-name="P1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Indicador</text:p>
          </table:table-cell>
          <table:table-cell table:style-name="Tabela10.A1" office:value-type="string">
            <text:p text:style-name="P3"><text:span text:style-name="T4">Número de modificações de um requisito</text:span></text:p>
          </table:table-cell>
        </table:table-row>
        <table:table-row>
          <table:table-cell table:style-name="Tabela10.A1" office:value-type="string">
            <text:p text:style-name="P10">Objetivo</text:p>
          </table:table-cell>
          <table:table-cell table:style-name="Tabela10.A1" office:value-type="string">
            <text:p text:style-name="P3"><text:span text:style-name="T4">Quantificar o retrabalho e a má especificação de requisitos</text:span></text:p>
          </table:table-cell>
        </table:table-row>
        <table:table-row>
          <table:table-cell table:style-name="Tabela10.A1" office:value-type="string">
            <text:p text:style-name="P10">Coleta</text:p>
          </table:table-cell>
          <table:table-cell table:style-name="Tabela10.A1" office:value-type="string">
            <text:p text:style-name="P3"><text:span text:style-name="T4">Cada vez que um requisito é reprovado pela validação, o contador é incrementado.</text:span></text:p>
          </table:table-cell>
        </table:table-row>
        <table:table-row>
          <table:table-cell table:style-name="Tabela10.A1" office:value-type="string">
            <text:p text:style-name="P10">Análise</text:p>
          </table:table-cell>
          <table:table-cell table:style-name="Tabela10.A1" office:value-type="string">
            <text:p text:style-name="P3"><text:span text:style-name="T4">Melhor resultado: 0;</text:span></text:p>
            <text:p text:style-name="P3"><text:span text:style-name="T4">Resultado tolerável: 0 &lt;X &lt;1;</text:span></text:p>
            <text:p text:style-name="P3"><text:span text:style-name="T4">Piores resultados: X &gt;1;</text:span></text:p>
            <text:p text:style-name="P3"><text:span text:style-name="T4">X: número de modificações em um requisito.</text:span></text:p>
          </table:table-cell>
        </table:table-row>
      </table:table>
      <text:p text:style-name="P13"/>
      <text:p text:style-name="P15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">Indicador</text:p>
          </table:table-cell>
          <table:table-cell table:style-name="Tabela11.A1" office:value-type="string">
            <text:p text:style-name="P3"><text:span text:style-name="T4">Taxa de instabilidade</text:span></text:p>
          </table:table-cell>
        </table:table-row>
        <table:table-row>
          <table:table-cell table:style-name="Tabela11.A1" office:value-type="string">
            <text:p text:style-name="P10">Objetivo</text:p>
          </table:table-cell>
          <table:table-cell table:style-name="Tabela11.A1" office:value-type="string">
            <text:p text:style-name="P3"><text:span text:style-name="T4">Medir a proporção de requisitos instáveis dentre os requisitos elicitados</text:span></text:p>
          </table:table-cell>
        </table:table-row>
        <table:table-row>
          <table:table-cell table:style-name="Tabela11.A1" office:value-type="string">
            <text:p text:style-name="P10">Coleta</text:p>
          </table:table-cell>
          <table:table-cell table:style-name="Tabela11.A1" office:value-type="string">
            <text:p text:style-name="P3"><text:span text:style-name="T4">Ao validar requisitos associar instabilidade ou não ao requisito. Se um requisito for alterado por uma solicitação de mudança realizar o mesmo procedimento. Atualizar em seguida o indicador.</text:span></text:p>
          </table:table-cell>
        </table:table-row>
        <table:table-row>
          <table:table-cell table:style-name="Tabela11.A1" office:value-type="string">
            <text:p text:style-name="P10">Análise</text:p>
          </table:table-cell>
          <table:table-cell table:style-name="Tabela11.A1" office:value-type="string">
            <text:p text:style-name="P3"><text:span text:style-name="T4">Y = (A/B) * 100</text:span></text:p>
            <text:p text:style-name="P3"><text:soft-page-break/><text:span text:style-name="T4">Melhor resultado próximo de 0%;</text:span></text:p>
            <text:p text:style-name="P3"><text:span text:style-name="T4">Y: Taxa de instabilidade;</text:span></text:p>
            <text:p text:style-name="P3"><text:span text:style-name="T4">A: número de requisitos funcionais instáveis;</text:span></text:p>
            <text:p text:style-name="P3"><text:span text:style-name="T4">B: número total de requisitos funcionais.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24">Aprovações</text:p>
          </table:table-cell>
          <table:table-cell table:style-name="Tabela12.A1" office:value-type="string">
            <text:p text:style-name="P7"/>
          </table:table-cell>
          <table:table-cell table:style-name="Tabela12.A1" office:value-type="string">
            <text:p text:style-name="P7"/>
          </table:table-cell>
        </table:table-row>
        <table:table-row>
          <table:table-cell table:style-name="Tabela12.A1" office:value-type="string">
            <text:p text:style-name="P24">Participante</text:p>
          </table:table-cell>
          <table:table-cell table:style-name="Tabela12.A1" office:value-type="string">
            <text:p text:style-name="P24">Assinatura</text:p>
          </table:table-cell>
          <table:table-cell table:style-name="Tabela12.A1" office:value-type="string">
            <text:p text:style-name="P24">Data</text:p>
          </table:table-cell>
        </table:table-row>
        <table:table-row>
          <table:table-cell table:style-name="Tabela12.A3" office:value-type="string">
            <text:p text:style-name="P3"><text:span text:style-name="T1">Gerente do Projeto</text:span></text:p>
          </table:table-cell>
          <table:table-cell table:style-name="Tabela12.B3" office:value-type="string">
            <text:p text:style-name="P3"><text:span text:style-name="T1">Lucas de Assis Rosa</text:span></text:p>
          </table:table-cell>
          <table:table-cell table:style-name="Tabela12.C3" office:value-type="string">
            <text:p text:style-name="P9">30/06/2015</text:p>
          </table:table-cell>
        </table:table-row>
        <table:table-row>
          <table:table-cell table:style-name="Tabela12.A4" office:value-type="string">
            <text:p text:style-name="P3"><text:span text:style-name="T1">Gerente de Requisitos</text:span></text:p>
          </table:table-cell>
          <table:table-cell table:style-name="Tabela12.B4" office:value-type="string">
            <text:p text:style-name="P9"/>
          </table:table-cell>
          <table:table-cell table:style-name="Tabela12.C4" office:value-type="string">
            <text:p text:style-name="P9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mbria" svg:font-family="Cambria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12cm" fo:margin-bottom="0cm" loext:contextual-spacing="false" fo:line-height="100%" fo:keep-together="always" fo:break-before="auto" fo:break-after="auto" fo:keep-with-next="always" style:writing-mode="lr-tb"/>
      <style:text-properties fo:color="#366091" style:font-name="Cambria" fo:font-family="Cambria" fo:font-size="14pt" style:text-underline-style="solid" style:text-underline-width="auto" style:text-underline-color="font-color" fo:font-weight="bold" style:font-name-asian="Cambria" style:font-family-asian="Cambria" style:font-size-asian="14pt" style:font-weight-asian="bold" style:font-name-complex="Cambria" style:font-family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00%" fo:keep-together="always" fo:break-before="auto" fo:break-after="auto" fo:keep-with-next="always" style:writing-mode="lr-tb"/>
      <style:text-properties fo:color="#244061" style:font-name="Cambria" fo:font-family="Cambria" fo:font-size="14pt" fo:font-weight="bold" style:font-name-asian="Cambria" style:font-family-asian="Cambria" style:font-size-asian="14pt" style:font-weight-asian="bold" style:font-name-complex="Cambria" style:font-family-complex="Cambria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212cm" fo:margin-bottom="0cm" loext:contextual-spacing="false" fo:line-height="100%" fo:keep-together="always" fo:break-before="auto" fo:break-after="auto" fo:keep-with-next="always" style:writing-mode="lr-tb"/>
      <style:text-properties fo:color="#366091" style:font-name="Cambria" fo:font-family="Cambria" fo:font-size="14pt" fo:font-weight="bold" style:font-name-asian="Cambria" style:font-family-asian="Cambria" style:font-size-asian="14pt" style:font-weight-asian="bold" style:font-name-complex="Cambria" style:font-family-complex="Cambri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191cm" fo:margin-left="0cm" table:align="left" style:writing-mode="lr-tb"/>
    </style:style>
    <style:style style:name="Tabela1.A" style:family="table-column">
      <style:table-column-properties style:column-width="17.191cm"/>
    </style:style>
    <style:style style:name="Tabela1.1" style:family="table-row">
      <style:table-row-properties style:min-row-height="1.005cm"/>
    </style:style>
    <style:style style:name="Tabela1.A1" style:family="table-cell">
      <style:table-cell-properties style:vertical-align="top" fo:padding="0.176cm" fo:border="1pt solid #000000"/>
    </style:style>
    <style:style style:name="Tabela2" style:family="table">
      <style:table-properties style:width="16.873cm" table:align="center" style:writing-mode="lr-tb"/>
    </style:style>
    <style:style style:name="Tabela2.A" style:family="table-column">
      <style:table-column-properties style:column-width="16.873cm"/>
    </style:style>
    <style:style style:name="Tabela2.A1" style:family="table-cell">
      <style:table-cell-properties style:vertical-align="middle" fo:padding-left="0.203cm" fo:padding-right="0.203cm" fo:padding-top="0cm" fo:padding-bottom="0cm" fo:border-left="0.25pt solid #000000" fo:border-right="0.25pt solid #000000" fo:border-top="0.5pt solid #000000" fo:border-bottom="0.25pt solid #000000"/>
    </style:style>
    <style:style style:name="MP1" style:family="paragraph" style:parent-style-name="Standard" style:master-page-name="Standard">
      <style:paragraph-properties fo:margin-top="1.249cm" fo:margin-bottom="0cm" loext:contextual-spacing="false" fo:line-height="100%" style:page-number="auto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MP3" style:family="paragraph" style:parent-style-name="Standard">
      <style:paragraph-properties fo:margin-top="1.249cm" fo:margin-bottom="0cm" loext:contextual-spacing="false" fo:line-height="100%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MP5" style:family="paragraph" style:parent-style-name="Standard">
      <style:paragraph-properties fo:margin-left="0cm" fo:margin-right="0cm" fo:margin-top="0.212cm" fo:margin-bottom="1.249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1.249cm" loext:contextual-spacing="false" fo:line-height="100%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0e526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3" style:family="text">
      <style:text-properties fo:color="#244061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4" style:family="text">
      <style:text-properties fo:color="#244061" style:text-line-through-style="none" style:text-line-through-type="none" style:font-name="Calibri" fo:font-size="11pt" fo:font-style="normal" style:text-underline-style="none" fo:font-weight="normal" officeooo:rsid="000e526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5" style:family="text">
      <style:text-properties fo:color="#244061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page-layout style:name="Mpm1">
      <style:page-layout-properties fo:page-width="21.001cm" fo:page-height="29.7cm" style:num-format="1" style:print-orientation="portrait" fo:margin-top="1.249cm" fo:margin-bottom="1.249cm" fo:margin-left="1.905cm" fo:margin-right="1.905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2"><text:span text:style-name="MT1">Plano de Gerenciamento dos Requisitos - SVR</text:span><text:span text:style-name="MT2">I</text:span></text:p>
            </table:table-cell>
          </table:table-row>
        </table:table>
        <text:p text:style-name="MP3"/>
      </style:header>
      <style:footer>
        <text:p text:style-name="MP4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MP5"><text:span text:style-name="MT3">Plano de gerenciamento dos requisitos.</text:span><text:span text:style-name="MT4">odt <text:s text:c="85"/></text:span><text:span text:style-name="MT3">Página </text:span><text:span text:style-name="MT5"><text:page-number text:select-page="current">7</text:page-number></text:span><text:span text:style-name="MT3"> de </text:span><text:span text:style-name="MT5"><text:page-count>7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title/>
    <meta:initial-creator/>
    <meta:editing-cycles>2</meta:editing-cycles>
    <dc:date>2015-07-01T12:34:57.921000000</dc:date>
    <meta:editing-duration>PT2M24S</meta:editing-duration>
    <meta:document-statistic meta:table-count="12" meta:image-count="0" meta:object-count="0" meta:page-count="7" meta:paragraph-count="160" meta:word-count="1626" meta:character-count="11136" meta:non-whitespace-character-count="9575"/>
  </office:meta>
</office:document-meta>
</file>